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break-before="pag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style:text-line-through-style="none" officeooo:paragraph-rsid="001617fb"/>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solid" officeooo:rsid="001617fb"/>
    </style:style>
    <style:style style:name="T4" style:family="text">
      <style:text-properties officeooo:rsid="001617f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5"><text:span text:style-name="T4">6. </text:span><text:span text:style-name="T3">Implement LED controls.</text:span></text:p>
        <text:p text:style-name="P5"><text:span text:style-name="T4">7. </text:span><text:span text:style-name="T3">Implement motor controls.</text:span></text:p>
        <text:p text:style-name="P1">6. Implement low power modes.</text:p>
        <text:p text:style-name="P1">7. Implement Pawn machine with uint8_t state array accessible with both USB and I2C slave.</text:p>
        <text:p text:style-name="P1"><text:tab/>7.1. Add converter parameters setup, all measures (I, V, T) to Paw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Implement I2C master with RAW functionality. E.i. write and read.</text:p>
        <text:p text:style-name="P1">9. Make GUI for firmware upgrade and Pawn compilation.</text:p>
        <text:p text:style-name="P1">10. Implement interface library support in Python (??? may be).</text:p>
        <text:p text:style-name="P1">11. Implement UART support.</text:p>
        <text:p text:style-name="P1">12. Implement UART support in Pawn.</text:p>
        <text:p text:style-name="P1">13. Add UART support to Pawn native functions header file.</text:p>
        <text:p text:style-name="P1"/>
        <text:p text:style-name="Standard"/>
        <text:p text:style-name="P3">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09-15T21:37:58</dc:date>
    <meta:editing-duration>PT4H1M59S</meta:editing-duration>
    <meta:editing-cycles>3</meta:editing-cycles>
    <meta:document-statistic meta:table-count="0" meta:image-count="0" meta:object-count="0" meta:page-count="2" meta:paragraph-count="29" meta:word-count="289" meta:character-count="1784" meta:non-whitespace-character-count="1519"/>
  </office:meta>
</office:document-meta>
</file>